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PreformattedText" style:family="paragraph">
      <style:text-properties fo:font-weight="bold" style:font-weight-asian="bold" style:font-weight-complex="bold"/>
    </style:style>
    <style:style style:name="P4" style:parent-style-name="PreformattedText" style:family="paragraph">
      <style:text-properties fo:font-weight="bold" style:font-weight-asian="bold" style:font-weight-complex="bold"/>
    </style:style>
    <style:style style:name="P5" style:parent-style-name="PreformattedText" style:family="paragraph">
      <style:text-properties fo:font-weight="bold" style:font-weight-asian="bold" style:font-weight-complex="bold"/>
    </style:style>
    <style:style style:name="P6" style:parent-style-name="PreformattedText" style:family="paragraph">
      <style:text-properties fo:font-weight="bold" style:font-weight-asian="bold" style:font-weight-complex="bold"/>
    </style:style>
    <style:style style:name="P7" style:parent-style-name="PreformattedText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PreformattedText" style:family="paragraph">
      <style:text-properties fo:font-weight="bold" style:font-weight-asian="bold" style:font-weight-complex="bold"/>
    </style:style>
    <style:style style:name="P15" style:parent-style-name="PreformattedText" style:family="paragraph">
      <style:text-properties fo:font-weight="bold" style:font-weight-asian="bold" style:font-weight-complex="bold"/>
    </style:style>
    <style:style style:name="P16" style:parent-style-name="PreformattedText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Node.js installation</text:p>
      <text:p text:style-name="P2"/>
      <text:p text:style-name="PreformattedText"><text:bookmark-start text:name="span-87-157"/><text:bookmark-end text:name="span-87-157"/><text:span text:style-name="SourceText">npm cache clean -f</text:span></text:p>
      <text:p text:style-name="P3"/>
      <text:p text:style-name="PreformattedText"><text:bookmark-start text:name="span-87-1571"/><text:bookmark-end text:name="span-87-1571"/><text:span text:style-name="SourceText">npm install -g n</text:span></text:p>
      <text:p text:style-name="P4"/>
      <text:p text:style-name="PreformattedText"><text:bookmark-start text:name="span-87-1572"/><text:bookmark-end text:name="span-87-1572"/><text:span text:style-name="SourceText">sudo n stable</text:span></text:p>
      <text:p text:style-name="P5"/>
      <text:p text:style-name="PreformattedText"><text:bookmark-start text:name="span-87-1573"/><text:bookmark-end text:name="span-87-1573"/><text:span text:style-name="SourceText">sudo n latest</text:span></text:p>
      <text:p text:style-name="P6"/>
      <text:p text:style-name="PreformattedText"><text:span text:style-name="SourceText">Node --version</text:span></text:p>
      <text:p text:style-name="P7"/>
      <text:p text:style-name="Standard"/>
      <text:p text:style-name="Standard"/>
      <text:p text:style-name="Standard">First You have to install redoc_ cli by following command.</text:p>
      <text:p text:style-name="Standard"/>
      <text:p text:style-name="P8">sudo npm i -g redoc-cli</text:p>
      <text:p text:style-name="P9"/>
      <text:p text:style-name="Standard">After that you have to go your .yaml file which is located in following location</text:p>
      <text:p text:style-name="Standard"/>
      <text:p text:style-name="P10">src/main/java/resources/</text:p>
      <text:p text:style-name="P11"/>
      <text:p text:style-name="Standard">now select your .yaml file right click on<text:s/>it and select <text:s/>“open in integrated terminal”</text:p>
      <text:p text:style-name="Standard"/>
      <text:p text:style-name="Standard">now run the following command.</text:p>
      <text:p text:style-name="Standard"/>
      <text:p text:style-name="Standard"><text:span text:style-name="T12">Sudo redoc-cli bundle openapi.yaml (</text:span>Make sure you have the latest version on node.js installed I.e <text:s/>17.0)</text:p>
      <text:p text:style-name="Standard"/>
      <text:p text:style-name="Standard">After executing this command html file will ben generate in<text:s/><text:span text:style-name="T13">resource</text:span><text:s/>folder</text:p>
      <text:p text:style-name="Standard"/>
      <text:p text:style-name="P14"/>
      <text:p text:style-name="P15"/>
      <text:p text:style-name="P16"/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is Fatima</dc:creator>
    <meta:creation-date>2022-03-24T12:15:00Z</meta:creation-date>
    <dc:date>2022-04-11T05:53:00Z</dc:date>
    <meta:template xlink:href="Normal" xlink:type="simple"/>
    <meta:editing-cycles>13</meta:editing-cycles>
    <meta:editing-duration>PT1200S</meta:editing-duration>
    <meta:document-statistic meta:page-count="1" meta:paragraph-count="1" meta:word-count="90" meta:character-count="608" meta:row-count="4" meta:non-whitespace-character-count="519"/>
  </office:meta>
</office:document-meta>
</file>